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ext-properties fo:color="#0000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6"/>
    <style:style style:name="ce5" style:family="table-cell" style:parent-style-name="Default" style:data-style-name="N106">
      <style:text-properties fo:color="#ff0000" fo:font-weight="bold" style:font-weight-asian="bold" style:font-weight-complex="bold"/>
    </style:style>
    <style:style style:name="ce6" style:family="table-cell" style:parent-style-name="Default" style:data-style-name="N106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office:value-type="string">
            <text:p>w</text:p>
          </table:table-cell>
          <table:table-cell office:value-type="string">
            <text:p>h</text:p>
          </table:table-cell>
          <table:table-cell office:value-type="string">
            <text:p>Px</text:p>
          </table:table-cell>
          <table:table-cell office:value-type="string">
            <text:p>Py</text:p>
          </table:table-cell>
          <table:table-cell office:value-type="string">
            <text:p>AAx</text:p>
          </table:table-cell>
          <table:table-cell office:value-type="string">
            <text:p>AAy</text:p>
          </table:table-cell>
          <table:table-cell office:value-type="string">
            <text:p>OffCalcX</text:p>
          </table:table-cell>
          <table:table-cell office:value-type="string">
            <text:p>OffCalcY</text:p>
          </table:table-cell>
          <table:table-cell office:value-type="string">
            <text:p>PredictX</text:p>
          </table:table-cell>
          <table:table-cell office:value-type="string">
            <text:p>PredictY</text:p>
          </table:table-cell>
          <table:table-cell/>
        </table:table-row>
        <table:table-row table:style-name="ro2">
          <table:table-cell office:value-type="string">
            <text:p>Ref</text:p>
          </table:table-cell>
          <table:table-cell office:value-type="float" office:value="1280">
            <text:p>1280</text:p>
          </table:table-cell>
          <table:table-cell office:value-type="float" office:value="720">
            <text:p>720</text:p>
          </table:table-cell>
          <table:table-cell office:value-type="float" office:value="504">
            <text:p>504</text:p>
          </table:table-cell>
          <table:table-cell office:value-type="float" office:value="274">
            <text:p>274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152">
            <text:p>1152</text:p>
          </table:table-cell>
          <table:table-cell table:style-name="ce2" office:value-type="float" office:value="490">
            <text:p>490</text:p>
          </table:table-cell>
          <table:table-cell table:number-columns-repeated="6"/>
          <table:table-cell table:formula="of:=([.B4]-[.$B$3])/2" office:value-type="float" office:value="-64">
            <text:p>-64,0</text:p>
          </table:table-cell>
          <table:table-cell table:formula="of:=([.C4]-[.$C$3])/2" office:value-type="float" office:value="-115">
            <text:p>-115,0</text:p>
          </table:table-cell>
          <table:table-cell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544">
            <text:p>544</text:p>
          </table:table-cell>
          <table:table-cell office:value-type="float" office:value="504">
            <text:p>504</text:p>
          </table:table-cell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table:formula="of:=[.D5]+[.F5]-[.$D$3]" office:value-type="float" office:value="0">
            <text:p>0</text:p>
          </table:table-cell>
          <table:table-cell table:formula="of:=[.E5]+[.G5]-[.$E$3]" office:value-type="float" office:value="-88">
            <text:p>-88</text:p>
          </table:table-cell>
          <table:table-cell table:formula="of:=([.B5]-[.$B$3])/2" office:value-type="float" office:value="0">
            <text:p>0,0</text:p>
          </table:table-cell>
          <table:table-cell table:formula="of:=([.C5]-[.$C$3])/2" office:value-type="float" office:value="-88">
            <text:p>-88,0</text:p>
          </table:table-cell>
          <table:table-cell/>
        </table:table-row>
        <table:table-row table:style-name="ro1">
          <table:table-cell/>
          <table:table-cell office:value-type="float" office:value="1344">
            <text:p>1344</text:p>
          </table:table-cell>
          <table:table-cell office:value-type="float" office:value="572">
            <text:p>572</text:p>
          </table:table-cell>
          <table:table-cell office:value-type="float" office:value="536">
            <text:p>536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formula="of:=[.D6]+[.F6]-[.$D$3]" office:value-type="float" office:value="32">
            <text:p>32</text:p>
          </table:table-cell>
          <table:table-cell table:formula="of:=[.E6]+[.G6]-[.$E$3]" office:value-type="float" office:value="-74">
            <text:p>-74</text:p>
          </table:table-cell>
          <table:table-cell table:formula="of:=([.B6]-[.$B$3])/2" office:value-type="float" office:value="32">
            <text:p>32,0</text:p>
          </table:table-cell>
          <table:table-cell table:formula="of:=([.C6]-[.$C$3])/2" office:value-type="float" office:value="-74">
            <text:p>-74,0</text:p>
          </table:table-cell>
          <table:table-cell/>
        </table:table-row>
        <table:table-row table:style-name="ro1">
          <table:table-cell/>
          <table:table-cell office:value-type="float" office:value="1472">
            <text:p>1472</text:p>
          </table:table-cell>
          <table:table-cell office:value-type="float" office:value="626">
            <text:p>626</text:p>
          </table:table-cell>
          <table:table-cell office:value-type="float" office:value="600">
            <text:p>600</text:p>
          </table:table-cell>
          <table:table-cell office:value-type="float" office:value="226">
            <text:p>226</text:p>
          </table:table-cell>
          <table:table-cell table:number-columns-repeated="2"/>
          <table:table-cell table:formula="of:=[.D7]+[.F7]-[.$D$3]" office:value-type="float" office:value="96">
            <text:p>96</text:p>
          </table:table-cell>
          <table:table-cell table:formula="of:=[.E7]+[.G7]-[.$E$3]" office:value-type="float" office:value="-48">
            <text:p>-48</text:p>
          </table:table-cell>
          <table:table-cell table:style-name="ce5" table:formula="of:=([.B7]-[.$B$3])/2" office:value-type="float" office:value="96">
            <text:p>96,0</text:p>
          </table:table-cell>
          <table:table-cell table:style-name="ce5" table:formula="of:=([.C7]-[.$C$3])/2" office:value-type="float" office:value="-47">
            <text:p>-47,0</text:p>
          </table:table-cell>
          <table:table-cell/>
        </table:table-row>
        <table:table-row table:style-name="ro2">
          <table:table-cell/>
          <table:table-cell office:value-type="float" office:value="1600">
            <text:p>1600</text:p>
          </table:table-cell>
          <table:table-cell office:value-type="float" office:value="680">
            <text:p>680</text:p>
          </table:table-cell>
          <table:table-cell table:number-columns-repeated="4"/>
          <table:table-cell table:formula="of:=[.D8]+[.F8]-[.$D$3]" office:value-type="float" office:value="-504">
            <text:p>-504</text:p>
          </table:table-cell>
          <table:table-cell table:formula="of:=[.E8]+[.G8]-[.$E$3]" office:value-type="float" office:value="-274">
            <text:p>-274</text:p>
          </table:table-cell>
          <table:table-cell table:formula="of:=([.B8]-[.$B$3])/2" office:value-type="float" office:value="160">
            <text:p>160,0</text:p>
          </table:table-cell>
          <table:table-cell table:formula="of:=([.C8]-[.$C$3])/2" office:value-type="float" office:value="-20">
            <text:p>-20,0</text:p>
          </table:table-cell>
          <table:table-cell office:value-type="string">
            <text:p>Single Pix!!</text:p>
          </table:table-cell>
        </table:table-row>
        <table:table-row table:style-name="ro1">
          <table:table-cell/>
          <table:table-cell office:value-type="float" office:value="1728">
            <text:p>1728</text:p>
          </table:table-cell>
          <table:table-cell office:value-type="float" office:value="736">
            <text:p>736</text:p>
          </table:table-cell>
          <table:table-cell table:number-columns-repeated="4"/>
          <table:table-cell table:formula="of:=[.D9]+[.F9]-[.$D$3]" office:value-type="float" office:value="-504">
            <text:p>-504</text:p>
          </table:table-cell>
          <table:table-cell table:formula="of:=[.E9]+[.G9]-[.$E$3]" office:value-type="float" office:value="-274">
            <text:p>-274</text:p>
          </table:table-cell>
          <table:table-cell table:formula="of:=([.B9]-[.$B$3])/2" office:value-type="float" office:value="224">
            <text:p>224,0</text:p>
          </table:table-cell>
          <table:table-cell table:formula="of:=([.C9]-[.$C$3])/2" office:value-type="float" office:value="8">
            <text:p>8,0</text:p>
          </table:table-cell>
          <table:table-cell/>
        </table:table-row>
        <table:table-row table:style-name="ro1">
          <table:table-cell/>
          <table:table-cell table:number-columns-repeated="6"/>
          <table:table-cell table:formula="of:=[.D10]+[.F10]-[.$D$3]" office:value-type="float" office:value="-504">
            <text:p>-504</text:p>
          </table:table-cell>
          <table:table-cell table:formula="of:=[.E10]+[.G10]-[.$E$3]" office:value-type="float" office:value="-274">
            <text:p>-274</text:p>
          </table:table-cell>
          <table:table-cell table:formula="of:=([.B10]-[.$B$3])/2" office:value-type="float" office:value="-640">
            <text:p>-640,0</text:p>
          </table:table-cell>
          <table:table-cell table:formula="of:=([.C10]-[.$C$3])/2" office:value-type="float" office:value="-360">
            <text:p>-360,0</text:p>
          </table:table-cell>
          <table:table-cell/>
        </table:table-row>
        <table:table-row table:style-name="ro1">
          <table:table-cell/>
          <table:table-cell table:style-name="ce2" office:value-type="float" office:value="1152">
            <text:p>1152</text:p>
          </table:table-cell>
          <table:table-cell table:style-name="ce2" office:value-type="float" office:value="648">
            <text:p>648</text:p>
          </table:table-cell>
          <table:table-cell table:number-columns-repeated="6"/>
          <table:table-cell table:formula="of:=([.B11]-[.$B$3])/2" office:value-type="float" office:value="-64">
            <text:p>-64,0</text:p>
          </table:table-cell>
          <table:table-cell table:formula="of:=([.C11]-[.$C$3])/2" office:value-type="float" office:value="-36">
            <text:p>-36,0</text:p>
          </table:table-cell>
          <table:table-cell/>
        </table:table-row>
        <table:table-row table:style-name="ro1">
          <table:table-cell/>
          <table:table-cell office:value-type="float" office:value="1344">
            <text:p>1344</text:p>
          </table:table-cell>
          <table:table-cell office:value-type="float" office:value="756">
            <text:p>756</text:p>
          </table:table-cell>
          <table:table-cell table:number-columns-repeated="4"/>
          <table:table-cell table:formula="of:=[.D12]+[.F12]-[.$D$3]" office:value-type="float" office:value="-504">
            <text:p>-504</text:p>
          </table:table-cell>
          <table:table-cell table:formula="of:=[.E12]+[.G12]-[.$E$3]" office:value-type="float" office:value="-274">
            <text:p>-274</text:p>
          </table:table-cell>
          <table:table-cell table:formula="of:=([.B12]-[.$B$3])/2" office:value-type="float" office:value="32">
            <text:p>32,0</text:p>
          </table:table-cell>
          <table:table-cell table:formula="of:=([.C12]-[.$C$3])/2" office:value-type="float" office:value="18">
            <text:p>18,0</text:p>
          </table:table-cell>
          <table:table-cell/>
        </table:table-row>
        <table:table-row table:style-name="ro1">
          <table:table-cell/>
          <table:table-cell office:value-type="float" office:value="1472">
            <text:p>1472</text:p>
          </table:table-cell>
          <table:table-cell office:value-type="float" office:value="828">
            <text:p>828</text:p>
          </table:table-cell>
          <table:table-cell table:number-columns-repeated="4"/>
          <table:table-cell table:formula="of:=[.D13]+[.F13]-[.$D$3]" office:value-type="float" office:value="-504">
            <text:p>-504</text:p>
          </table:table-cell>
          <table:table-cell table:formula="of:=[.E13]+[.G13]-[.$E$3]" office:value-type="float" office:value="-274">
            <text:p>-274</text:p>
          </table:table-cell>
          <table:table-cell table:formula="of:=([.B13]-[.$B$3])/2" office:value-type="float" office:value="96">
            <text:p>96,0</text:p>
          </table:table-cell>
          <table:table-cell table:formula="of:=([.C13]-[.$C$3])/2" office:value-type="float" office:value="54">
            <text:p>54,0</text:p>
          </table:table-cell>
          <table:table-cell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900">
            <text:p>900</text:p>
          </table:table-cell>
          <table:table-cell table:number-columns-repeated="4"/>
          <table:table-cell table:formula="of:=[.D14]+[.F14]-[.$D$3]" office:value-type="float" office:value="-504">
            <text:p>-504</text:p>
          </table:table-cell>
          <table:table-cell table:formula="of:=[.E14]+[.G14]-[.$E$3]" office:value-type="float" office:value="-274">
            <text:p>-274</text:p>
          </table:table-cell>
          <table:table-cell table:formula="of:=([.B14]-[.$B$3])/2" office:value-type="float" office:value="160">
            <text:p>160,0</text:p>
          </table:table-cell>
          <table:table-cell table:formula="of:=([.C14]-[.$C$3])/2" office:value-type="float" office:value="90">
            <text:p>90,0</text:p>
          </table:table-cell>
          <table:table-cell/>
        </table:table-row>
        <table:table-row table:style-name="ro1">
          <table:table-cell/>
          <table:table-cell office:value-type="float" office:value="1728">
            <text:p>1728</text:p>
          </table:table-cell>
          <table:table-cell office:value-type="float" office:value="972">
            <text:p>972</text:p>
          </table:table-cell>
          <table:table-cell table:number-columns-repeated="4"/>
          <table:table-cell table:formula="of:=[.D15]+[.F15]-[.$D$3]" office:value-type="float" office:value="-504">
            <text:p>-504</text:p>
          </table:table-cell>
          <table:table-cell table:formula="of:=[.E15]+[.G15]-[.$E$3]" office:value-type="float" office:value="-274">
            <text:p>-274</text:p>
          </table:table-cell>
          <table:table-cell table:formula="of:=([.B15]-[.$B$3])/2" office:value-type="float" office:value="224">
            <text:p>224,0</text:p>
          </table:table-cell>
          <table:table-cell table:formula="of:=([.C15]-[.$C$3])/2" office:value-type="float" office:value="126">
            <text:p>126,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'1.85:1</text:p>
          </table:table-cell>
          <table:table-cell office:value-type="float" office:value="1152">
            <text:p>1152</text:p>
          </table:table-cell>
          <table:table-cell office:value-type="float" office:value="622">
            <text:p>622</text:p>
          </table:table-cell>
          <table:table-cell table:number-columns-repeated="4"/>
          <table:table-cell table:formula="of:=[.D17]+[.F17]-[.$D$3]" office:value-type="float" office:value="-504">
            <text:p>-504</text:p>
          </table:table-cell>
          <table:table-cell table:formula="of:=[.E17]+[.G17]-[.$E$3]" office:value-type="float" office:value="-274">
            <text:p>-274</text:p>
          </table:table-cell>
          <table:table-cell table:formula="of:=([.B17]-[.$B$3])/2" office:value-type="float" office:value="-64">
            <text:p>-64,0</text:p>
          </table:table-cell>
          <table:table-cell table:formula="of:=([.C17]-[.$C$3])/2" office:value-type="float" office:value="-49">
            <text:p>-49,0</text:p>
          </table:table-cell>
          <table:table-cell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692">
            <text:p>692</text:p>
          </table:table-cell>
          <table:table-cell table:number-columns-repeated="4"/>
          <table:table-cell table:formula="of:=[.D18]+[.F18]-[.$D$3]" office:value-type="float" office:value="-504">
            <text:p>-504</text:p>
          </table:table-cell>
          <table:table-cell table:formula="of:=[.E18]+[.G18]-[.$E$3]" office:value-type="float" office:value="-274">
            <text:p>-274</text:p>
          </table:table-cell>
          <table:table-cell table:formula="of:=([.B18]-[.$B$3])/2" office:value-type="float" office:value="0">
            <text:p>0,0</text:p>
          </table:table-cell>
          <table:table-cell table:formula="of:=([.C18]-[.$C$3])/2" office:value-type="float" office:value="-14">
            <text:p>-14,0</text:p>
          </table:table-cell>
          <table:table-cell/>
        </table:table-row>
        <table:table-row table:style-name="ro1">
          <table:table-cell/>
          <table:table-cell office:value-type="float" office:value="1344">
            <text:p>1344</text:p>
          </table:table-cell>
          <table:table-cell office:value-type="float" office:value="726">
            <text:p>726</text:p>
          </table:table-cell>
          <table:table-cell table:number-columns-repeated="4"/>
          <table:table-cell table:formula="of:=[.D19]+[.F19]-[.$D$3]" office:value-type="float" office:value="-504">
            <text:p>-504</text:p>
          </table:table-cell>
          <table:table-cell table:formula="of:=[.E19]+[.G19]-[.$E$3]" office:value-type="float" office:value="-274">
            <text:p>-274</text:p>
          </table:table-cell>
          <table:table-cell table:formula="of:=([.B19]-[.$B$3])/2" office:value-type="float" office:value="32">
            <text:p>32,0</text:p>
          </table:table-cell>
          <table:table-cell table:formula="of:=([.C19]-[.$C$3])/2" office:value-type="float" office:value="3">
            <text:p>3,0</text:p>
          </table:table-cell>
          <table:table-cell/>
        </table:table-row>
        <table:table-row table:style-name="ro1">
          <table:table-cell/>
          <table:table-cell office:value-type="float" office:value="1472">
            <text:p>1472</text:p>
          </table:table-cell>
          <table:table-cell office:value-type="float" office:value="796">
            <text:p>796</text:p>
          </table:table-cell>
          <table:table-cell table:number-columns-repeated="4"/>
          <table:table-cell table:formula="of:=[.D20]+[.F20]-[.$D$3]" office:value-type="float" office:value="-504">
            <text:p>-504</text:p>
          </table:table-cell>
          <table:table-cell table:formula="of:=[.E20]+[.G20]-[.$E$3]" office:value-type="float" office:value="-274">
            <text:p>-274</text:p>
          </table:table-cell>
          <table:table-cell table:formula="of:=([.B20]-[.$B$3])/2" office:value-type="float" office:value="96">
            <text:p>96,0</text:p>
          </table:table-cell>
          <table:table-cell table:formula="of:=([.C20]-[.$C$3])/2" office:value-type="float" office:value="38">
            <text:p>38,0</text:p>
          </table:table-cell>
          <table:table-cell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864">
            <text:p>864</text:p>
          </table:table-cell>
          <table:table-cell table:number-columns-repeated="4"/>
          <table:table-cell table:formula="of:=[.D21]+[.F21]-[.$D$3]" office:value-type="float" office:value="-504">
            <text:p>-504</text:p>
          </table:table-cell>
          <table:table-cell table:formula="of:=[.E21]+[.G21]-[.$E$3]" office:value-type="float" office:value="-274">
            <text:p>-274</text:p>
          </table:table-cell>
          <table:table-cell table:formula="of:=([.B21]-[.$B$3])/2" office:value-type="float" office:value="160">
            <text:p>160,0</text:p>
          </table:table-cell>
          <table:table-cell table:formula="of:=([.C21]-[.$C$3])/2" office:value-type="float" office:value="72">
            <text:p>72,0</text:p>
          </table:table-cell>
          <table:table-cell/>
        </table:table-row>
        <table:table-row table:style-name="ro1">
          <table:table-cell/>
          <table:table-cell office:value-type="float" office:value="1728">
            <text:p>1728</text:p>
          </table:table-cell>
          <table:table-cell office:value-type="float" office:value="934">
            <text:p>934</text:p>
          </table:table-cell>
          <table:table-cell table:number-columns-repeated="4"/>
          <table:table-cell table:formula="of:=[.D22]+[.F22]-[.$D$3]" office:value-type="float" office:value="-504">
            <text:p>-504</text:p>
          </table:table-cell>
          <table:table-cell table:formula="of:=[.E22]+[.G22]-[.$E$3]" office:value-type="float" office:value="-274">
            <text:p>-274</text:p>
          </table:table-cell>
          <table:table-cell table:formula="of:=([.B22]-[.$B$3])/2" office:value-type="float" office:value="224">
            <text:p>224,0</text:p>
          </table:table-cell>
          <table:table-cell table:formula="of:=([.C22]-[.$C$3])/2" office:value-type="float" office:value="107">
            <text:p>107,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2:1</text:p>
          </table:table-cell>
          <table:table-cell office:value-type="float" office:value="1152">
            <text:p>1152</text:p>
          </table:table-cell>
          <table:table-cell table:formula="of:=[.B24]/2" office:value-type="float" office:value="576">
            <text:p>576</text:p>
          </table:table-cell>
          <table:table-cell table:number-columns-repeated="4"/>
          <table:table-cell table:formula="of:=[.D24]+[.F24]-[.$D$3]" office:value-type="float" office:value="-504">
            <text:p>-504</text:p>
          </table:table-cell>
          <table:table-cell table:formula="of:=[.E24]+[.G24]-[.$E$3]" office:value-type="float" office:value="-274">
            <text:p>-274</text:p>
          </table:table-cell>
          <table:table-cell table:formula="of:=([.B24]-[.$B$3])/2" office:value-type="float" office:value="-64">
            <text:p>-64,0</text:p>
          </table:table-cell>
          <table:table-cell table:formula="of:=([.C24]-[.$C$3])/2" office:value-type="float" office:value="-72">
            <text:p>-72,0</text:p>
          </table:table-cell>
          <table:table-cell/>
        </table:table-row>
        <table:table-row table:style-name="ro1">
          <table:table-cell/>
          <table:table-cell office:value-type="float" office:value="1280">
            <text:p>1280</text:p>
          </table:table-cell>
          <table:table-cell table:formula="of:=[.B25]/2" office:value-type="float" office:value="640">
            <text:p>640</text:p>
          </table:table-cell>
          <table:table-cell table:number-columns-repeated="4"/>
          <table:table-cell table:formula="of:=[.D25]+[.F25]-[.$D$3]" office:value-type="float" office:value="-504">
            <text:p>-504</text:p>
          </table:table-cell>
          <table:table-cell table:formula="of:=[.E25]+[.G25]-[.$E$3]" office:value-type="float" office:value="-274">
            <text:p>-274</text:p>
          </table:table-cell>
          <table:table-cell table:formula="of:=([.B25]-[.$B$3])/2" office:value-type="float" office:value="0">
            <text:p>0,0</text:p>
          </table:table-cell>
          <table:table-cell table:formula="of:=([.C25]-[.$C$3])/2" office:value-type="float" office:value="-40">
            <text:p>-40,0</text:p>
          </table:table-cell>
          <table:table-cell/>
        </table:table-row>
        <table:table-row table:style-name="ro1">
          <table:table-cell/>
          <table:table-cell office:value-type="float" office:value="1344">
            <text:p>1344</text:p>
          </table:table-cell>
          <table:table-cell table:formula="of:=[.B26]/2" office:value-type="float" office:value="672">
            <text:p>672</text:p>
          </table:table-cell>
          <table:table-cell table:number-columns-repeated="4"/>
          <table:table-cell table:formula="of:=[.D26]+[.F26]-[.$D$3]" office:value-type="float" office:value="-504">
            <text:p>-504</text:p>
          </table:table-cell>
          <table:table-cell table:formula="of:=[.E26]+[.G26]-[.$E$3]" office:value-type="float" office:value="-274">
            <text:p>-274</text:p>
          </table:table-cell>
          <table:table-cell table:formula="of:=([.B26]-[.$B$3])/2" office:value-type="float" office:value="32">
            <text:p>32,0</text:p>
          </table:table-cell>
          <table:table-cell table:formula="of:=([.C26]-[.$C$3])/2" office:value-type="float" office:value="-24">
            <text:p>-24,0</text:p>
          </table:table-cell>
          <table:table-cell/>
        </table:table-row>
        <table:table-row table:style-name="ro1">
          <table:table-cell/>
          <table:table-cell office:value-type="float" office:value="1472">
            <text:p>1472</text:p>
          </table:table-cell>
          <table:table-cell table:formula="of:=[.B27]/2" office:value-type="float" office:value="736">
            <text:p>736</text:p>
          </table:table-cell>
          <table:table-cell table:number-columns-repeated="6"/>
          <table:table-cell table:formula="of:=([.B27]-[.$B$3])/2" office:value-type="float" office:value="96">
            <text:p>96,0</text:p>
          </table:table-cell>
          <table:table-cell table:formula="of:=([.C27]-[.$C$3])/2" office:value-type="float" office:value="8">
            <text:p>8,0</text:p>
          </table:table-cell>
          <table:table-cell/>
        </table:table-row>
        <table:table-row table:style-name="ro1">
          <table:table-cell/>
          <table:table-cell office:value-type="float" office:value="1600">
            <text:p>1600</text:p>
          </table:table-cell>
          <table:table-cell table:formula="of:=[.B28]/2" office:value-type="float" office:value="800">
            <text:p>800</text:p>
          </table:table-cell>
          <table:table-cell table:number-columns-repeated="6"/>
          <table:table-cell table:formula="of:=([.B28]-[.$B$3])/2" office:value-type="float" office:value="160">
            <text:p>160,0</text:p>
          </table:table-cell>
          <table:table-cell table:formula="of:=([.C28]-[.$C$3])/2" office:value-type="float" office:value="40">
            <text:p>40,0</text:p>
          </table:table-cell>
          <table:table-cell/>
        </table:table-row>
        <table:table-row table:style-name="ro1">
          <table:table-cell/>
          <table:table-cell office:value-type="float" office:value="1728">
            <text:p>1728</text:p>
          </table:table-cell>
          <table:table-cell table:formula="of:=[.B29]/2" office:value-type="float" office:value="864">
            <text:p>864</text:p>
          </table:table-cell>
          <table:table-cell table:number-columns-repeated="6"/>
          <table:table-cell table:formula="of:=([.B29]-[.$B$3])/2" office:value-type="float" office:value="224">
            <text:p>224,0</text:p>
          </table:table-cell>
          <table:table-cell table:formula="of:=([.C29]-[.$C$3])/2" office:value-type="float" office:value="72">
            <text:p>72,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'2.2:1</text:p>
          </table:table-cell>
          <table:table-cell office:value-type="float" office:value="1152">
            <text:p>1152</text:p>
          </table:table-cell>
          <table:table-cell office:value-type="float" office:value="524">
            <text:p>524</text:p>
          </table:table-cell>
          <table:table-cell table:number-columns-repeated="6"/>
          <table:table-cell table:formula="of:=([.B31]-[.$B$3])/2" office:value-type="float" office:value="-64">
            <text:p>-64,0</text:p>
          </table:table-cell>
          <table:table-cell table:formula="of:=([.C31]-[.$C$3])/2" office:value-type="float" office:value="-98">
            <text:p>-98,0</text:p>
          </table:table-cell>
          <table:table-cell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582">
            <text:p>582</text:p>
          </table:table-cell>
          <table:table-cell table:number-columns-repeated="6"/>
          <table:table-cell table:formula="of:=([.B32]-[.$B$3])/2" office:value-type="float" office:value="0">
            <text:p>0,0</text:p>
          </table:table-cell>
          <table:table-cell table:formula="of:=([.C32]-[.$C$3])/2" office:value-type="float" office:value="-69">
            <text:p>-69,0</text:p>
          </table:table-cell>
          <table:table-cell/>
        </table:table-row>
        <table:table-row table:style-name="ro1">
          <table:table-cell/>
          <table:table-cell office:value-type="float" office:value="1344">
            <text:p>1344</text:p>
          </table:table-cell>
          <table:table-cell office:value-type="float" office:value="610">
            <text:p>610</text:p>
          </table:table-cell>
          <table:table-cell table:number-columns-repeated="6"/>
          <table:table-cell table:formula="of:=([.B33]-[.$B$3])/2" office:value-type="float" office:value="32">
            <text:p>32,0</text:p>
          </table:table-cell>
          <table:table-cell table:formula="of:=([.C33]-[.$C$3])/2" office:value-type="float" office:value="-55">
            <text:p>-55,0</text:p>
          </table:table-cell>
          <table:table-cell/>
        </table:table-row>
        <table:table-row table:style-name="ro1">
          <table:table-cell/>
          <table:table-cell office:value-type="float" office:value="1472">
            <text:p>1472</text:p>
          </table:table-cell>
          <table:table-cell office:value-type="float" office:value="670">
            <text:p>670</text:p>
          </table:table-cell>
          <table:table-cell table:number-columns-repeated="6"/>
          <table:table-cell table:formula="of:=([.B34]-[.$B$3])/2" office:value-type="float" office:value="96">
            <text:p>96,0</text:p>
          </table:table-cell>
          <table:table-cell table:formula="of:=([.C34]-[.$C$3])/2" office:value-type="float" office:value="-25">
            <text:p>-25,0</text:p>
          </table:table-cell>
          <table:table-cell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728">
            <text:p>728</text:p>
          </table:table-cell>
          <table:table-cell table:number-columns-repeated="6"/>
          <table:table-cell table:formula="of:=([.B35]-[.$B$3])/2" office:value-type="float" office:value="160">
            <text:p>160,0</text:p>
          </table:table-cell>
          <table:table-cell table:formula="of:=([.C35]-[.$C$3])/2" office:value-type="float" office:value="4">
            <text:p>4,0</text:p>
          </table:table-cell>
          <table:table-cell/>
        </table:table-row>
        <table:table-row table:style-name="ro1">
          <table:table-cell/>
          <table:table-cell office:value-type="float" office:value="1728">
            <text:p>1728</text:p>
          </table:table-cell>
          <table:table-cell office:value-type="float" office:value="786">
            <text:p>786</text:p>
          </table:table-cell>
          <table:table-cell table:number-columns-repeated="6"/>
          <table:table-cell table:formula="of:=([.B36]-[.$B$3])/2" office:value-type="float" office:value="224">
            <text:p>224,0</text:p>
          </table:table-cell>
          <table:table-cell table:formula="of:=([.C36]-[.$C$3])/2" office:value-type="float" office:value="33">
            <text:p>33,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'2.39:1</text:p>
          </table:table-cell>
          <table:table-cell office:value-type="float" office:value="1152">
            <text:p>1152</text:p>
          </table:table-cell>
          <table:table-cell office:value-type="float" office:value="482">
            <text:p>482</text:p>
          </table:table-cell>
          <table:table-cell table:number-columns-repeated="6"/>
          <table:table-cell table:formula="of:=([.B38]-[.$B$3])/2" office:value-type="float" office:value="-64">
            <text:p>-64,0</text:p>
          </table:table-cell>
          <table:table-cell table:formula="of:=([.C38]-[.$C$3])/2" office:value-type="float" office:value="-119">
            <text:p>-119,0</text:p>
          </table:table-cell>
          <table:table-cell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536">
            <text:p>536</text:p>
          </table:table-cell>
          <table:table-cell table:number-columns-repeated="6"/>
          <table:table-cell table:formula="of:=([.B39]-[.$B$3])/2" office:value-type="float" office:value="0">
            <text:p>0,0</text:p>
          </table:table-cell>
          <table:table-cell table:formula="of:=([.C39]-[.$C$3])/2" office:value-type="float" office:value="-92">
            <text:p>-92,0</text:p>
          </table:table-cell>
          <table:table-cell/>
        </table:table-row>
        <table:table-row table:style-name="ro1">
          <table:table-cell/>
          <table:table-cell office:value-type="float" office:value="1344">
            <text:p>1344</text:p>
          </table:table-cell>
          <table:table-cell office:value-type="float" office:value="562">
            <text:p>562</text:p>
          </table:table-cell>
          <table:table-cell table:number-columns-repeated="6"/>
          <table:table-cell table:formula="of:=([.B40]-[.$B$3])/2" office:value-type="float" office:value="32">
            <text:p>32,0</text:p>
          </table:table-cell>
          <table:table-cell table:formula="of:=([.C40]-[.$C$3])/2" office:value-type="float" office:value="-79">
            <text:p>-79,0</text:p>
          </table:table-cell>
          <table:table-cell/>
        </table:table-row>
        <table:table-row table:style-name="ro1">
          <table:table-cell/>
          <table:table-cell office:value-type="float" office:value="1472">
            <text:p>1472</text:p>
          </table:table-cell>
          <table:table-cell office:value-type="float" office:value="616">
            <text:p>616</text:p>
          </table:table-cell>
          <table:table-cell table:number-columns-repeated="6"/>
          <table:table-cell table:formula="of:=([.B41]-[.$B$3])/2" office:value-type="float" office:value="96">
            <text:p>96,0</text:p>
          </table:table-cell>
          <table:table-cell table:formula="of:=([.C41]-[.$C$3])/2" office:value-type="float" office:value="-52">
            <text:p>-52,0</text:p>
          </table:table-cell>
          <table:table-cell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670">
            <text:p>670</text:p>
          </table:table-cell>
          <table:table-cell table:number-columns-repeated="6"/>
          <table:table-cell table:formula="of:=([.B42]-[.$B$3])/2" office:value-type="float" office:value="160">
            <text:p>160,0</text:p>
          </table:table-cell>
          <table:table-cell table:formula="of:=([.C42]-[.$C$3])/2" office:value-type="float" office:value="-25">
            <text:p>-25,0</text:p>
          </table:table-cell>
          <table:table-cell/>
        </table:table-row>
        <table:table-row table:style-name="ro1">
          <table:table-cell/>
          <table:table-cell office:value-type="float" office:value="1728">
            <text:p>1728</text:p>
          </table:table-cell>
          <table:table-cell office:value-type="float" office:value="724">
            <text:p>724</text:p>
          </table:table-cell>
          <table:table-cell table:number-columns-repeated="6"/>
          <table:table-cell table:formula="of:=([.B43]-[.$B$3])/2" office:value-type="float" office:value="224">
            <text:p>224,0</text:p>
          </table:table-cell>
          <table:table-cell table:formula="of:=([.C43]-[.$C$3])/2" office:value-type="float" office:value="2">
            <text:p>2,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'2.5:1</text:p>
          </table:table-cell>
          <table:table-cell office:value-type="float" office:value="1152">
            <text:p>1152</text:p>
          </table:table-cell>
          <table:table-cell office:value-type="float" office:value="460">
            <text:p>460</text:p>
          </table:table-cell>
          <table:table-cell table:number-columns-repeated="6"/>
          <table:table-cell table:formula="of:=([.B45]-[.$B$3])/2" office:value-type="float" office:value="-64">
            <text:p>-64,0</text:p>
          </table:table-cell>
          <table:table-cell table:formula="of:=([.C45]-[.$C$3])/2" office:value-type="float" office:value="-130">
            <text:p>-130,0</text:p>
          </table:table-cell>
          <table:table-cell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512">
            <text:p>512</text:p>
          </table:table-cell>
          <table:table-cell table:number-columns-repeated="6"/>
          <table:table-cell table:formula="of:=([.B46]-[.$B$3])/2" office:value-type="float" office:value="0">
            <text:p>0,0</text:p>
          </table:table-cell>
          <table:table-cell table:formula="of:=([.C46]-[.$C$3])/2" office:value-type="float" office:value="-104">
            <text:p>-104,0</text:p>
          </table:table-cell>
          <table:table-cell/>
        </table:table-row>
        <table:table-row table:style-name="ro1">
          <table:table-cell/>
          <table:table-cell office:value-type="float" office:value="1344">
            <text:p>1344</text:p>
          </table:table-cell>
          <table:table-cell office:value-type="float" office:value="538">
            <text:p>538</text:p>
          </table:table-cell>
          <table:table-cell table:number-columns-repeated="6"/>
          <table:table-cell table:formula="of:=([.B47]-[.$B$3])/2" office:value-type="float" office:value="32">
            <text:p>32,0</text:p>
          </table:table-cell>
          <table:table-cell table:formula="of:=([.C47]-[.$C$3])/2" office:value-type="float" office:value="-91">
            <text:p>-91,0</text:p>
          </table:table-cell>
          <table:table-cell/>
        </table:table-row>
        <table:table-row table:style-name="ro1">
          <table:table-cell/>
          <table:table-cell office:value-type="float" office:value="1472">
            <text:p>1472</text:p>
          </table:table-cell>
          <table:table-cell office:value-type="float" office:value="588">
            <text:p>588</text:p>
          </table:table-cell>
          <table:table-cell table:number-columns-repeated="6"/>
          <table:table-cell table:formula="of:=([.B48]-[.$B$3])/2" office:value-type="float" office:value="96">
            <text:p>96,0</text:p>
          </table:table-cell>
          <table:table-cell table:formula="of:=([.C48]-[.$C$3])/2" office:value-type="float" office:value="-66">
            <text:p>-66,0</text:p>
          </table:table-cell>
          <table:table-cell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640">
            <text:p>640</text:p>
          </table:table-cell>
          <table:table-cell table:number-columns-repeated="6"/>
          <table:table-cell table:formula="of:=([.B49]-[.$B$3])/2" office:value-type="float" office:value="160">
            <text:p>160,0</text:p>
          </table:table-cell>
          <table:table-cell table:formula="of:=([.C49]-[.$C$3])/2" office:value-type="float" office:value="-40">
            <text:p>-40,0</text:p>
          </table:table-cell>
          <table:table-cell/>
        </table:table-row>
        <table:table-row table:style-name="ro1">
          <table:table-cell/>
          <table:table-cell office:value-type="float" office:value="1728">
            <text:p>1728</text:p>
          </table:table-cell>
          <table:table-cell office:value-type="float" office:value="692">
            <text:p>692</text:p>
          </table:table-cell>
          <table:table-cell table:number-columns-repeated="6"/>
          <table:table-cell table:formula="of:=([.B50]-[.$B$3])/2" office:value-type="float" office:value="224">
            <text:p>224,0</text:p>
          </table:table-cell>
          <table:table-cell table:formula="of:=([.C50]-[.$C$3])/2" office:value-type="float" office:value="-14">
            <text:p>-14,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'2.67</text:p>
          </table:table-cell>
          <table:table-cell office:value-type="float" office:value="1152">
            <text:p>1152</text:p>
          </table:table-cell>
          <table:table-cell office:value-type="float" office:value="432">
            <text:p>432</text:p>
          </table:table-cell>
          <table:table-cell table:number-columns-repeated="6"/>
          <table:table-cell table:formula="of:=([.B52]-[.$B$3])/2" office:value-type="float" office:value="-64">
            <text:p>-64,0</text:p>
          </table:table-cell>
          <table:table-cell table:formula="of:=([.C52]-[.$C$3])/2" office:value-type="float" office:value="-144">
            <text:p>-144,0</text:p>
          </table:table-cell>
          <table:table-cell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480">
            <text:p>480</text:p>
          </table:table-cell>
          <table:table-cell table:number-columns-repeated="6"/>
          <table:table-cell table:formula="of:=([.B53]-[.$B$3])/2" office:value-type="float" office:value="0">
            <text:p>0,0</text:p>
          </table:table-cell>
          <table:table-cell table:formula="of:=([.C53]-[.$C$3])/2" office:value-type="float" office:value="-120">
            <text:p>-120,0</text:p>
          </table:table-cell>
          <table:table-cell/>
        </table:table-row>
        <table:table-row table:style-name="ro1">
          <table:table-cell/>
          <table:table-cell office:value-type="float" office:value="1344">
            <text:p>1344</text:p>
          </table:table-cell>
          <table:table-cell office:value-type="float" office:value="504">
            <text:p>504</text:p>
          </table:table-cell>
          <table:table-cell table:number-columns-repeated="6"/>
          <table:table-cell table:formula="of:=([.B54]-[.$B$3])/2" office:value-type="float" office:value="32">
            <text:p>32,0</text:p>
          </table:table-cell>
          <table:table-cell table:formula="of:=([.C54]-[.$C$3])/2" office:value-type="float" office:value="-108">
            <text:p>-108,0</text:p>
          </table:table-cell>
          <table:table-cell/>
        </table:table-row>
        <table:table-row table:style-name="ro1">
          <table:table-cell/>
          <table:table-cell office:value-type="float" office:value="1472">
            <text:p>1472</text:p>
          </table:table-cell>
          <table:table-cell office:value-type="float" office:value="552">
            <text:p>552</text:p>
          </table:table-cell>
          <table:table-cell table:number-columns-repeated="6"/>
          <table:table-cell table:formula="of:=([.B55]-[.$B$3])/2" office:value-type="float" office:value="96">
            <text:p>96,0</text:p>
          </table:table-cell>
          <table:table-cell table:formula="of:=([.C55]-[.$C$3])/2" office:value-type="float" office:value="-84">
            <text:p>-84,0</text:p>
          </table:table-cell>
          <table:table-cell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600">
            <text:p>600</text:p>
          </table:table-cell>
          <table:table-cell table:number-columns-repeated="6"/>
          <table:table-cell table:formula="of:=([.B56]-[.$B$3])/2" office:value-type="float" office:value="160">
            <text:p>160,0</text:p>
          </table:table-cell>
          <table:table-cell table:formula="of:=([.C56]-[.$C$3])/2" office:value-type="float" office:value="-60">
            <text:p>-60,0</text:p>
          </table:table-cell>
          <table:table-cell/>
        </table:table-row>
        <table:table-row table:style-name="ro1">
          <table:table-cell/>
          <table:table-cell office:value-type="float" office:value="1728">
            <text:p>1728</text:p>
          </table:table-cell>
          <table:table-cell office:value-type="float" office:value="648">
            <text:p>648</text:p>
          </table:table-cell>
          <table:table-cell table:number-columns-repeated="6"/>
          <table:table-cell table:formula="of:=([.B57]-[.$B$3])/2" office:value-type="float" office:value="224">
            <text:p>224,0</text:p>
          </table:table-cell>
          <table:table-cell table:formula="of:=([.C57]-[.$C$3])/2" office:value-type="float" office:value="-36">
            <text:p>-36,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3:1</text:p>
          </table:table-cell>
          <table:table-cell office:value-type="float" office:value="1152">
            <text:p>1152</text:p>
          </table:table-cell>
          <table:table-cell office:value-type="float" office:value="384">
            <text:p>384</text:p>
          </table:table-cell>
          <table:table-cell table:number-columns-repeated="6"/>
          <table:table-cell table:formula="of:=([.B59]-[.$B$3])/2" office:value-type="float" office:value="-64">
            <text:p>-64,0</text:p>
          </table:table-cell>
          <table:table-cell table:formula="of:=([.C59]-[.$C$3])/2" office:value-type="float" office:value="-168">
            <text:p>-168,0</text:p>
          </table:table-cell>
          <table:table-cell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426">
            <text:p>426</text:p>
          </table:table-cell>
          <table:table-cell table:number-columns-repeated="6"/>
          <table:table-cell table:formula="of:=([.B60]-[.$B$3])/2" office:value-type="float" office:value="0">
            <text:p>0,0</text:p>
          </table:table-cell>
          <table:table-cell table:formula="of:=([.C60]-[.$C$3])/2" office:value-type="float" office:value="-147">
            <text:p>-147,0</text:p>
          </table:table-cell>
          <table:table-cell/>
        </table:table-row>
        <table:table-row table:style-name="ro1">
          <table:table-cell/>
          <table:table-cell office:value-type="float" office:value="1344">
            <text:p>1344</text:p>
          </table:table-cell>
          <table:table-cell office:value-type="float" office:value="448">
            <text:p>448</text:p>
          </table:table-cell>
          <table:table-cell table:number-columns-repeated="6"/>
          <table:table-cell table:formula="of:=([.B61]-[.$B$3])/2" office:value-type="float" office:value="32">
            <text:p>32,0</text:p>
          </table:table-cell>
          <table:table-cell table:formula="of:=([.C61]-[.$C$3])/2" office:value-type="float" office:value="-136">
            <text:p>-136,0</text:p>
          </table:table-cell>
          <table:table-cell/>
        </table:table-row>
        <table:table-row table:style-name="ro1">
          <table:table-cell/>
          <table:table-cell office:value-type="float" office:value="1472">
            <text:p>1472</text:p>
          </table:table-cell>
          <table:table-cell office:value-type="float" office:value="490">
            <text:p>490</text:p>
          </table:table-cell>
          <table:table-cell table:number-columns-repeated="6"/>
          <table:table-cell table:formula="of:=([.B62]-[.$B$3])/2" office:value-type="float" office:value="96">
            <text:p>96,0</text:p>
          </table:table-cell>
          <table:table-cell table:formula="of:=([.C62]-[.$C$3])/2" office:value-type="float" office:value="-115">
            <text:p>-115,0</text:p>
          </table:table-cell>
          <table:table-cell/>
        </table:table-row>
        <table:table-row table:style-name="ro1">
          <table:table-cell/>
          <table:table-cell office:value-type="float" office:value="1600">
            <text:p>1600</text:p>
          </table:table-cell>
          <table:table-cell office:value-type="float" office:value="534">
            <text:p>534</text:p>
          </table:table-cell>
          <table:table-cell table:number-columns-repeated="6"/>
          <table:table-cell table:formula="of:=([.B63]-[.$B$3])/2" office:value-type="float" office:value="160">
            <text:p>160,0</text:p>
          </table:table-cell>
          <table:table-cell table:formula="of:=([.C63]-[.$C$3])/2" office:value-type="float" office:value="-93">
            <text:p>-93,0</text:p>
          </table:table-cell>
          <table:table-cell/>
        </table:table-row>
        <table:table-row table:style-name="ro1">
          <table:table-cell/>
          <table:table-cell office:value-type="float" office:value="1728">
            <text:p>1728</text:p>
          </table:table-cell>
          <table:table-cell office:value-type="float" office:value="576">
            <text:p>576</text:p>
          </table:table-cell>
          <table:table-cell table:number-columns-repeated="6"/>
          <table:table-cell table:formula="of:=([.B64]-[.$B$3])/2" office:value-type="float" office:value="224">
            <text:p>224,0</text:p>
          </table:table-cell>
          <table:table-cell table:formula="of:=([.C64]-[.$C$3])/2" office:value-type="float" office:value="-72">
            <text:p>-72,0</text:p>
          </table:table-cell>
          <table:table-cell/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20:40:25</meta:creation-date>
    <dc:date>2013-06-25T21:41:06</dc:date>
    <meta:editing-duration>PT14M49S</meta:editing-duration>
    <meta:editing-cycles>2</meta:editing-cycles>
    <meta:generator>LibreOffice/4.0.3.3$Linux_X86_64 LibreOffice_project/400m0$Build-3</meta:generator>
    <meta:document-statistic meta:table-count="1" meta:cell-count="353" meta:object-count="0"/>
  </office:meta>
</office:document-meta>
</file>